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 configurer wifi afpa </text:p>
      <text:p text:style-name="Standard">- mettre en route le serveur terminal : sudo npm start</text:p>
      <text:p text:style-name="Standard">- démarrer visual code</text:p>
      <text:p text:style-name="Standard">- démarrer sqlite3 editor :</text:p>
      <text:p text:style-name="Standard">- démarrer Chrome</text:p>
      <text:p text:style-name="Standard">- démarrer prezzi sur internet</text:p>
      <text:p text:style-name="Standard">- démarrer open office power point</text:p>
      <text:p text:style-name="Standard">- avoir quelques requêtes SQL sous la main.</text:p>
      <text:p text:style-name="Standard"/>
      <text:p text:style-name="Standard"/>
      <text:p text:style-name="Standard"/>
      <text:p text:style-name="Standard">* exemple responsive avec page compagni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4T09:45:43.861726896</meta:creation-date>
    <dc:date>2017-01-25T19:15:22.68</dc:date>
    <meta:editing-duration>PT5M4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9" meta:word-count="52" meta:character-count="291"/>
  </office:meta>
</office:document-meta>
</file>